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1" style:family="table-row">
      <style:table-row-properties style:row-height="4.009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2fe94" officeooo:paragraph-rsid="0012fe9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2">Mitternachtsformel</text:p>
          </table:table-cell>
          <table:table-cell table:style-name="Tabelle1.B1" office:value-type="string">
            <text:p text:style-name="P1"><draw:frame draw:style-name="fr1" draw:name="Objekt1" text:anchor-type="as-char" svg:y="-0.721cm" svg:width="3.715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elle1.1">
          <table:table-cell table:style-name="Tabelle1.A2" office:value-type="string">
            <text:p text:style-name="P2">Flaschenhals der VNA</text:p>
          </table:table-cell>
          <table:table-cell table:style-name="Tabelle1.B2" office:value-type="string">
            <text:p text:style-name="P2">Bus – Nur eine Komponente kann schreibend zugreifen, 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0:10:14.087000000</meta:creation-date>
    <dc:date>2016-10-16T20:32:06.690000000</dc:date>
    <meta:editing-duration>PT21M53S</meta:editing-duration>
    <meta:editing-cycles>1</meta:editing-cycles>
    <meta:document-statistic meta:table-count="1" meta:image-count="0" meta:object-count="1" meta:page-count="2" meta:paragraph-count="4" meta:word-count="11" meta:character-count="91" meta:non-whitespace-character-count="81"/>
    <meta:generator>LibreOffice/5.1.5.2$Windows_x86 LibreOffice_project/7a864d8825610a8c07cfc3bc01dd4fce6a9447e5</meta:generator>
  </office:meta>
</office:document-meta>
</file>

<file path=Object 1/content.xml><?xml version="1.0" encoding="utf-8"?>
<math xmlns="http://www.w3.org/1998/Math/MathML" display="block">
  <semantics>
    <mrow>
      <msub>
        <mi>x</mi>
        <mn>1,2</mn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{1,2} = {-b +- sqrt{ b^{2} - 4ac}  } over {2a} </annotation>
  </semantics>
</math>
</file>